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5800000258B44F14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1.067cm 0.254cm 0.762cm 1.01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0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077cm"/>
    </style:style>
    <style:style style:name="gr4" style:family="graphic" style:parent-style-name="measure">
      <style:graphic-properties draw:textarea-horizontal-align="center" draw:textarea-vertical-align="middle" draw:line-distance="0.844cm" draw:show-unit="tru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4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679cm"/>
    </style:style>
    <style:style style:name="gr8" style:family="graphic" style:parent-style-name="standard">
      <style:graphic-properties draw:marker-end="Circl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ucida Sans'" style:font-pitch="variable" fo:font-size="14pt"/>
    </style:style>
    <style:style style:name="P4" style:family="paragraph">
      <style:paragraph-properties fo:margin-left="0cm" fo:margin-right="0cm" fo:text-indent="0cm"/>
      <style:text-properties fo:font-family="'Lucida Sans'" style:font-pitch="variable" fo:font-size="14pt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text-properties fo:font-family="'Lucida Sans'" style:font-pitch="variable" fo:font-size="12pt"/>
    </style:style>
    <style:style style:name="T1" style:family="text">
      <style:text-properties fo:font-family="'Lucida Sans'" style:font-pitch="variable" fo:font-size="14pt"/>
    </style:style>
    <style:style style:name="T2" style:family="text">
      <style:text-properties fo:font-family="'Lucida Sans'" style:font-pitch="variable"/>
    </style:style>
    <style:style style:name="T3" style:family="text">
      <style:text-properties fo:font-family="'Lucida Sans'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032cm" svg:height="15.832cm" svg:x="0cm" svg:y="0.341cm">
          <draw:image xlink:href="Pictures/100000000000025800000258B44F144F.png" xlink:type="simple" xlink:show="embed" xlink:actuate="onLoad">
            <text:p text:style-name="P2"/>
          </draw:image>
        </draw:frame>
        <draw:frame draw:style-name="gr2" draw:text-style-name="P3" draw:layer="layout" svg:width="1.586cm" svg:height="0.827cm" svg:x="0.826cm" svg:y="2.974cm">
          <draw:text-box>
            <text:p text:style-name="P2"><text:span text:style-name="T1">Vent</text:span></text:p>
          </draw:text-box>
        </draw:frame>
        <draw:frame draw:style-name="gr3" draw:text-style-name="P4" draw:layer="layout" svg:width="2.475cm" svg:height="0.827cm" svg:x="9.143cm" svg:y="11.66cm">
          <draw:text-box>
            <text:p text:style-name="P2"><text:span text:style-name="T1">Gateway</text:span></text:p>
          </draw:text-box>
        </draw:frame>
        <draw:measure draw:style-name="gr4" draw:text-style-name="P5" draw:layer="layout" svg:x1="6.85cm" svg:y1="6.145cm" svg:x2="17.545cm" svg:y2="12.484cm">
          <text:p text:style-name="P5"><text:span text:style-name="T2">3 km</text:span><text:span text:style-name="T2"><text:measure text:kind="gap"/></text:span></text:p>
        </draw:measure>
        <draw:g>
          <draw:line draw:style-name="gr5" draw:text-style-name="P1" draw:layer="layout" svg:x1="13.414cm" svg:y1="6.525cm" svg:x2="17.151cm" svg:y2="8.534cm">
            <text:p text:style-name="P2"/>
          </draw:line>
          <draw:frame draw:style-name="gr6" draw:text-style-name="P6" draw:layer="layout" svg:width="4.977cm" svg:height="0.742cm" draw:transform="rotate (-0.49654617219348) translate (13.146cm 6.519cm)">
            <draw:text-box>
              <text:p text:style-name="P2"><text:span text:style-name="T3">4.6 km to observatory</text:span></text:p>
            </draw:text-box>
          </draw:frame>
        </draw:g>
        <draw:frame draw:style-name="gr7" draw:text-style-name="P3" draw:layer="layout" svg:width="6.179cm" svg:height="1.403cm" svg:x="3.279cm" svg:y="10.412cm">
          <draw:text-box>
            <text:p text:style-name="P2"><text:span text:style-name="T1">Typical node separation</text:span></text:p>
            <text:p text:style-name="P2"><text:span text:style-name="T1">200-400 m</text:span></text:p>
          </draw:text-box>
        </draw:frame>
        <draw:line draw:style-name="gr8" draw:text-style-name="P1" draw:layer="layout" svg:x1="11.245cm" svg:y1="11.864cm" svg:x2="12.493cm" svg:y2="11.05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9.05cm" fo:page-height="16.5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tt Welsh</meta:initial-creator>
    <meta:creation-date>2005-11-23T10:40:48</meta:creation-date>
    <dc:creator>Matt Welsh</dc:creator>
    <dc:date>2006-04-24T16:21:13</dc:date>
    <dc:language>en-US</dc:language>
    <meta:editing-cycles>4</meta:editing-cycles>
    <meta:editing-duration>PT4M51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